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style:font-name="Arial" fo:font-size="9pt" fo:language="en" fo:country="GB" fo:font-style="normal" fo:font-weight="normal"/>
    </style:style>
    <style:style style:name="T4" style:family="text">
      <style:text-properties style:font-name="Arial" fo:font-size="9pt" fo:language="en" fo:country="GB" fo:font-style="italic" fo:font-weight="normal"/>
    </style:style>
    <style:style style:name="T5" style:family="text">
      <style:text-properties style:font-name="Times New         Roman" fo:font-size="9pt" fo:language="en" fo:country="GB"/>
    </style:style>
    <style:style style:name="T6" style:family="text">
      <style:text-properties fo:font-size="9pt" fo:language="en" fo:country="GB"/>
    </style:style>
    <style:style style:name="T7" style:family="text">
      <style:text-properties fo:color="#2b2b2b" fo:font-size="9pt" fo:language="en" fo:country="GB"/>
    </style:style>
    <style:style style:name="T8" style:family="text">
      <style:text-properties fo:color="#010101"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2.</text:span><text:span text:style-name="T1"> Where a fund has member investment choice, the board is responsible for ensuring that the investment portfolios from which members may make their selection is appropriate for the profile of the fund membership; if there is a default portfolio, it must be reviewed regularly for appropriateness in relation to the membership profile of the f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0:04:10</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1" meta:word-count="56" meta:character-count="348" meta:non-whitespace-character-count="293"/>
  </office:meta>
</office:document-meta>
</file>